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ntarell" svg:font-family="Cantarell" style:font-pitch="variable"/>
    <style:font-face style:name="Comfortaa Light" svg:font-family="'Comfortaa Light'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text-properties officeooo:rsid="001ff1cd" officeooo:paragraph-rsid="001ff1cd"/>
    </style:style>
    <style:style style:name="P2" style:family="paragraph" style:parent-style-name="Heading_20_1">
      <style:text-properties style:font-name="Comfortaa Light"/>
    </style:style>
    <style:style style:name="P3" style:family="paragraph" style:parent-style-name="Standard">
      <style:text-properties style:font-name="Comfortaa Light"/>
    </style:style>
    <style:style style:name="P4" style:family="paragraph" style:parent-style-name="Text_20_body">
      <style:text-properties style:font-name="Comfortaa Light"/>
    </style:style>
    <style:style style:name="P5" style:family="paragraph" style:parent-style-name="Title">
      <style:text-properties style:font-name="Comfortaa Ligh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ustom GPT Creation Log</text:p>
      <text:h text:style-name="P2" text:outline-level="1">Project Name</text:h>
      <text:p text:style-name="P4">________________________________________</text:p>
      <text:p text:style-name="P3"/>
      <text:h text:style-name="P2" text:outline-level="1">Date of Creation</text:h>
      <text:p text:style-name="P4">________________________________________</text:p>
      <text:p text:style-name="P3"/>
      <text:h text:style-name="P2" text:outline-level="1">Version Number</text:h>
      <text:p text:style-name="P4">________________________________________</text:p>
      <text:p text:style-name="P3"/>
      <text:h text:style-name="P2" text:outline-level="1">Project Manager</text:h>
      <text:p text:style-name="P4">________________________________________</text:p>
      <text:p text:style-name="P3"/>
      <text:h text:style-name="P2" text:outline-level="1">Team Members</text:h>
      <text:p text:style-name="P4">________________________________________</text:p>
      <text:p text:style-name="P3"/>
      <text:h text:style-name="P2" text:outline-level="1">Objective</text:h>
      <text:p text:style-name="P4">________________________________________</text:p>
      <text:p text:style-name="P3"/>
      <text:h text:style-name="P2" text:outline-level="1">Initial Requirements</text:h>
      <text:p text:style-name="P4">________________________________________</text:p>
      <text:p text:style-name="P3"/>
      <text:h text:style-name="P2" text:outline-level="1"><text:soft-page-break/>Training Data Sources</text:h>
      <text:p text:style-name="P4">________________________________________</text:p>
      <text:p text:style-name="P3"/>
      <text:h text:style-name="P2" text:outline-level="1">Model Architecture</text:h>
      <text:p text:style-name="P4">________________________________________</text:p>
      <text:p text:style-name="P3"/>
      <text:h text:style-name="P2" text:outline-level="1">Hyperparameters</text:h>
      <text:p text:style-name="P4">________________________________________</text:p>
      <text:p text:style-name="P3"/>
      <text:h text:style-name="P2" text:outline-level="1">Training Duration</text:h>
      <text:p text:style-name="P4">________________________________________</text:p>
      <text:p text:style-name="P3"/>
      <text:h text:style-name="P2" text:outline-level="1">Validation Metrics</text:h>
      <text:p text:style-name="P4">________________________________________</text:p>
      <text:p text:style-name="P3"/>
      <text:h text:style-name="P2" text:outline-level="1">Deployment Date</text:h>
      <text:p text:style-name="P4">________________________________________</text:p>
      <text:p text:style-name="P3"/>
      <text:h text:style-name="P2" text:outline-level="1">Deployment Environment</text:h>
      <text:p text:style-name="P4">________________________________________</text:p>
      <text:p text:style-name="P3"/>
      <text:h text:style-name="P2" text:outline-level="1">Initial Results</text:h>
      <text:p text:style-name="P4">________________________________________</text:p>
      <text:p text:style-name="P3"/>
      <text:h text:style-name="P2" text:outline-level="1"><text:soft-page-break/>Known Issues</text:h>
      <text:p text:style-name="P4">________________________________________</text:p>
      <text:p text:style-name="P3"/>
      <text:h text:style-name="P2" text:outline-level="1">Resolved Issues</text:h>
      <text:p text:style-name="P4">________________________________________</text:p>
      <text:p text:style-name="P3"/>
      <text:h text:style-name="P2" text:outline-level="1">User Feedback</text:h>
      <text:p text:style-name="P4">________________________________________</text:p>
      <text:p text:style-name="P3"/>
      <text:h text:style-name="P2" text:outline-level="1">Future Improvements</text:h>
      <text:p text:style-name="P4">________________________________________</text:p>
      <text:p text:style-name="P3"/>
      <text:h text:style-name="P2" text:outline-level="1">Notes</text:h>
      <text:p text:style-name="P4">________________________________________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ntarell" svg:font-family="Cantarell" style:font-pitch="variable"/>
    <style:font-face style:name="Comfortaa Light" svg:font-family="'Comfortaa Light'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text-properties officeooo:rsid="001ff1cd" officeooo:paragraph-rsid="001ff1cd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aniel Rosehill via Github</text:p>
        <text:p text:style-name="MP1">25-07-24</text:p>
        <text:p text:style-name="MP1">Creative Commons Attribution 4.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4-07-25T18:50:40.774996106</dc:date>
    <meta:editing-duration>PT1M8S</meta:editing-duration>
    <meta:generator>LibreOffice/24.2.5.2$Linux_X86_64 LibreOffice_project/420$Build-2</meta:generator>
    <meta:document-statistic meta:table-count="0" meta:image-count="0" meta:object-count="0" meta:page-count="3" meta:paragraph-count="44" meta:word-count="72" meta:character-count="1192" meta:non-whitespace-character-count="1164"/>
    <meta:user-defined meta:name="AppVersion">14.0000</meta:user-defined>
    <meta:template xlink:type="simple" xlink:actuate="onRequest" xlink:title="Normal.dotm" xlink:href=""/>
  </office:meta>
</office:document-meta>
</file>